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253cm"/>
      <style:paragraph-properties style:writing-mode="lr-tb"/>
    </style:style>
    <style:style style:name="gr2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762cm" fo:min-width="3.628cm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middle" draw:auto-grow-height="false" fo:min-height="0.308cm" fo:min-width="2.895cm" fo:padding-top="0.009cm" fo:padding-bottom="0.009cm" fo:padding-left="0.009cm" fo:padding-right="0.009cm"/>
      <style:paragraph-properties style:writing-mode="lr-tb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-color="#000000" draw:textarea-horizontal-align="justify" draw:textarea-vertical-align="middle" draw:auto-grow-height="false" fo:min-height="0.308cm" fo:min-width="2.895cm" fo:padding-top="0.009cm" fo:padding-bottom="0.009cm" fo:padding-left="0.009cm" fo:padding-right="0.009cm"/>
      <style:paragraph-properties style:writing-mode="lr-tb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0.308cm" fo:min-width="2.895cm" fo:padding-top="0.009cm" fo:padding-bottom="0.009cm" fo:padding-left="0.009cm" fo:padding-right="0.009cm"/>
      <style:paragraph-properties style:writing-mode="lr-tb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middle" draw:auto-grow-height="false" fo:min-height="0.309cm" fo:min-width="2.895cm" fo:padding-top="0.009cm" fo:padding-bottom="0.009cm" fo:padding-left="0.009cm" fo:padding-right="0.00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7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83cm"/>
      <style:paragraph-properties style:writing-mode="lr-tb"/>
    </style:style>
    <style:style style:name="gr10" style:family="graphic" style:parent-style-name="standard">
      <style:graphic-properties draw:stroke="none" draw:fill="none" draw:fill-color="#ffffff" fo:min-height="0.254cm"/>
      <style:paragraph-properties style:writing-mode="lr-tb"/>
    </style:style>
    <style:style style:name="P1" style:family="paragraph">
      <style:paragraph-properties fo:margin-top="0.4cm" fo:margin-bottom="0.4cm"/>
    </style:style>
    <style:style style:name="P2" style:family="paragraph">
      <loext:graphic-properties draw:fill="none" draw:fill-color="#ffffff"/>
      <style:paragraph-properties fo:margin-top="0.4cm" fo:margin-bottom="0.4cm" style:writing-mode="lr-tb"/>
      <style:text-properties fo:font-size="8pt"/>
    </style:style>
    <style:style style:name="P3" style:family="paragraph">
      <style:paragraph-properties fo:text-align="center"/>
    </style:style>
    <style:style style:name="P4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style:font-name="Liberation Serif" fo:font-size="6pt" fo:font-weight="normal" style:font-size-asian="8pt" style:font-size-complex="8pt"/>
    </style:style>
    <style:style style:name="P7" style:family="paragraph">
      <loext:graphic-properties draw:fill-color="#eeeeee"/>
      <style:paragraph-properties fo:text-align="center" style:writing-mode="lr-tb"/>
      <style:text-properties style:font-name="Liberation Serif" fo:font-size="6pt" fo:font-weight="normal" style:font-size-asian="8pt" style:font-size-complex="8pt"/>
    </style:style>
    <style:style style:name="P8" style:family="paragraph">
      <loext:graphic-properties draw:fill-color="#000000"/>
      <style:paragraph-properties fo:text-align="center" style:writing-mode="lr-tb"/>
      <style:text-properties style:font-name="Liberation Serif" fo:font-size="6pt" fo:font-weight="normal" style:font-size-asian="8pt" style:font-size-complex="8pt"/>
    </style:style>
    <style:style style:name="P9" style:family="paragraph">
      <loext:graphic-properties draw:fill-color="#b2b2b2"/>
      <style:paragraph-properties fo:text-align="center" style:writing-mode="lr-tb"/>
      <style:text-properties style:font-name="Liberation Serif" fo:font-size="6pt" fo:font-weight="normal" style:font-size-asian="8pt" style:font-size-complex="8pt"/>
    </style:style>
    <style:style style:name="P10" style:family="paragraph">
      <loext:graphic-properties draw:fill="none" draw:fill-color="#ffffff"/>
      <style:paragraph-properties style:writing-mode="lr-tb"/>
      <style:text-properties fo:font-size="8pt" fo:font-weight="bold" style:font-size-asian="6pt" style:font-weight-asian="normal" style:font-size-complex="6pt" style:font-weight-complex="normal"/>
    </style:style>
    <style:style style:name="P11" style:family="paragraph">
      <loext:graphic-properties draw:fill="none" draw:fill-color="#ffffff"/>
      <style:paragraph-properties style:writing-mode="lr-tb"/>
      <style:text-properties style:font-name="Liberation Serif" fo:font-size="6pt" style:font-size-asian="6pt" style:font-size-complex="6pt"/>
    </style:style>
    <style:style style:name="P1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fo:font-weight="normal" style:font-weight-asian="normal" style:font-weight-complex="normal"/>
    </style:style>
    <style:style style:name="T3" style:family="text">
      <style:text-properties style:font-name="Liberation Serif" fo:font-size="6pt" fo:font-weight="normal" style:font-size-asian="8pt" style:font-size-complex="8pt"/>
    </style:style>
    <style:style style:name="T4" style:family="text">
      <style:text-properties style:font-name="Liberation Serif" fo:font-size="6pt" fo:font-weight="normal" style:font-size-asian="8pt" style:font-weight-asian="normal" style:font-size-complex="8pt" style:font-weight-complex="normal"/>
    </style:style>
    <style:style style:name="T5" style:family="text">
      <style:text-properties fo:font-size="8pt" fo:font-weight="bold" style:font-size-asian="6pt" style:font-weight-asian="normal" style:font-size-complex="6pt" style:font-weight-complex="normal"/>
    </style:style>
    <style:style style:name="T6" style:family="text">
      <style:text-properties style:font-name="Liberation Serif" fo:font-size="6pt" style:font-size-asian="6pt" style:font-size-complex="6pt"/>
    </style:style>
    <style:style style:name="T7" style:family="text">
      <style:text-properties style:font-name="Liberation Serif" fo:font-size="6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91cm" svg:height="4.253cm" svg:x="0.154cm" svg:y="2.859cm">
          <draw:text-box>
            <text:p text:style-name="P1"><text:span text:style-name="T1">Experimental setup:</text:span></text:p>
            <text:list text:style-name="L2">
              <text:list-header>
                <text:p text:style-name="P1"><text:span text:style-name="T2">Sensor and noise positions</text:span></text:p>
                <text:p text:style-name="P1"><text:span text:style-name="T2">Training dataset</text:span></text:p>
                <text:p text:style-name="P1"><text:span text:style-name="T2">Testing dataset</text:span></text:p>
                <text:p text:style-name="P1"><text:span text:style-name="T1">Model architecture</text:span></text:p>
              </text:list-header>
            </text:list>
          </draw:text-box>
        </draw:frame>
        <draw:frame draw:style-name="gr2" draw:text-style-name="P4" draw:layer="layout" svg:width="12.192cm" svg:height="0.887cm" svg:x="0cm" svg:y="0.001cm">
          <draw:text-box>
            <text:p text:style-name="P3"><text:span text:style-name="T1">TinyML Application: CNN Sensor Analytics for Structural Health Monitoring</text:span></text:p>
          </draw:text-box>
        </draw:frame>
        <draw:custom-shape draw:style-name="gr3" draw:text-style-name="P5" draw:layer="layout" svg:width="3.628cm" svg:height="0.762cm" svg:x="0.523cm" svg:y="5.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913cm" svg:height="0.326cm" svg:x="6.787cm" svg:y="6.974cm">
          <text:p text:style-name="P6"><text:span text:style-name="T3">Input tensor (F x T x 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.913cm" svg:height="0.326cm" svg:x="6.787cm" svg:y="6.631cm">
          <text:p text:style-name="P6"><text:span text:style-name="T3">3 x 3 Conv (</text:span><text:span text:style-name="T4">A = 50</text:span><text:span text:style-name="T3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7cm" svg:y="5.947cm">
          <text:p text:style-name="P6"><text:span text:style-name="T3">2 x 2 MaxPool, strid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.913cm" svg:height="0.326cm" svg:x="6.787cm" svg:y="5.604cm">
          <text:p text:style-name="P6"><text:span text:style-name="T3">3 x 3 DConv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7cm" svg:y="4.92cm">
          <text:p text:style-name="P6"><text:span text:style-name="T3">2 x 2 MaxPool, strid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913cm" svg:height="0.327cm" svg:x="6.786cm" svg:y="3.891cm">
          <text:p text:style-name="P6"><text:span text:style-name="T3">2 x 2 MaxPool, strid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7cm" svg:y="3.549cm">
          <text:p text:style-name="P6"><text:span text:style-name="T3">Flatt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8cm" svg:y="3.204cm">
          <text:p text:style-name="P6"><text:span text:style-name="T3">FC (</text:span><text:span text:style-name="T4">D = 196</text:span><text:span text:style-name="T3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5cm" svg:y="6.287cm">
          <text:p text:style-name="P6"><text:span text:style-name="T3">BatchNorm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.913cm" svg:height="0.326cm" svg:x="6.789cm" svg:y="5.262cm">
          <text:p text:style-name="P6"><text:span text:style-name="T3">1 x 1 Conv (60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.913cm" svg:height="0.326cm" svg:x="6.787cm" svg:y="5.604cm">
          <text:p text:style-name="P6"><text:span text:style-name="T3">3 x 3 Conv (</text:span><text:span text:style-name="T4">B = 55</text:span><text:span text:style-name="T3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9cm" svg:y="5.262cm">
          <text:p text:style-name="P6"><text:span text:style-name="T3">BatchNorm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.913cm" svg:height="0.326cm" svg:x="6.787cm" svg:y="4.576cm">
          <text:p text:style-name="P6"><text:span text:style-name="T3">3 x 3 Conv (</text:span><text:span text:style-name="T4">C = 60</text:span><text:span text:style-name="T3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9cm" svg:y="4.234cm">
          <text:p text:style-name="P6"><text:span text:style-name="T3">BatchNorm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8cm" svg:y="2.858cm">
          <text:p text:style-name="P6"><text:span text:style-name="T3">FC (</text:span><text:span text:style-name="T4">E = 64</text:span><text:span text:style-name="T3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8cm" svg:y="2.512cm">
          <text:p text:style-name="P6"><text:span text:style-name="T3">FC (2), Lin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2.775cm" svg:height="0.314cm" svg:x="6.831cm" svg:y="1.464cm">
          <draw:text-box>
            <text:p><text:span text:style-name="T5">CNN-regression model</text:span></text:p>
          </draw:text-box>
        </draw:frame>
        <draw:frame draw:style-name="gr9" draw:text-style-name="P11" draw:layer="layout" svg:width="1.683cm" svg:height="0.239cm" svg:x="7.418cm" svg:y="2.124cm">
          <draw:text-box>
            <text:p><text:span text:style-name="T6">Output tensor (x, y)</text:span></text:p>
          </draw:text-box>
        </draw:frame>
        <draw:frame draw:style-name="gr10" draw:text-style-name="P12" draw:layer="layout" svg:width="1.624cm" svg:height="0.254cm" svg:x="7.447cm" svg:y="7.62cm">
          <draw:text-box>
            <text:p><text:span text:style-name="T7">TensorFlow Lit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0T19:48:29.724333126</dc:date>
    <meta:editing-duration>PT5H46M6S</meta:editing-duration>
    <meta:editing-cycles>101</meta:editing-cycles>
    <meta:document-statistic meta:object-count="22"/>
  </office:meta>
</office:document-meta>
</file>